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88faa" officeooo:paragraph-rsid="00188faa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a42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2"><text:span text:style-name="T1"/></text:p>
      <text:p text:style-name="P2"><text:span text:style-name="T1">public class </text:span><text:span text:style-name="T2">EX1 {</text:span><text:line-break/><text:span text:style-name="T2"> <text:s text:c="7"/></text:span><text:span text:style-name="T1">public static void </text:span><text:span text:style-name="T4">main</text:span><text:span text:style-name="T2">(String args[]) {</text:span><text:line-break/><text:span text:style-name="T2"> <text:s text:c="11"/></text:span><text:span text:style-name="T1">try </text:span><text:span text:style-name="T2">{</text:span><text:line-break/><text:span text:style-name="T2"> <text:s text:c="15"/></text:span><text:span text:style-name="T1">int </text:span><text:span text:style-name="T2">numero[] = </text:span><text:span text:style-name="T1">new int</text:span><text:span text:style-name="T2">[</text:span><text:span text:style-name="T5">5</text:span><text:span text:style-name="T2">]</text:span><text:span text:style-name="T1">;</text:span><text:line-break/><text:span text:style-name="T1"> <text:s text:c="15"/></text:span><text:span text:style-name="T2">numero[</text:span><text:span text:style-name="T5">7</text:span><text:span text:style-name="T2">] = </text:span><text:span text:style-name="T5">0</text:span><text:span text:style-name="T1">;</text:span><text:line-break/><text:span text:style-name="T1"> <text:s text:c="11"/></text:span><text:span text:style-name="T2">} </text:span><text:span text:style-name="T1">catch </text:span><text:span text:style-name="T2">(Exception e) {</text:span><text:line-break/><text:span text:style-name="T2"> <text:s text:c="15"/>System.</text:span><text:span text:style-name="T6">out</text:span><text:span text:style-name="T2">.println(</text:span><text:span text:style-name="T8">"Error muerete"</text:span><text:span text:style-name="T2">)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span text:style-name="T2"> <text:s text:c="3"/>}</text:span></text:p>
      <text:p text:style-name="Standard"/>
      <text:p text:style-name="Standard"/>
      <text:p text:style-name="P2"><text:span text:style-name="T1">public class </text:span><text:span text:style-name="T2">EX2 {</text:span><text:line-break/><text:span text:style-name="T2"> <text:s text:c="7"/></text:span><text:span text:style-name="T1">void </text:span><text:span text:style-name="T4">miMetodo</text:span><text:span text:style-name="T2">(){</text:span><text:line-break/><text:span text:style-name="T2"> <text:s text:c="11"/></text:span><text:span text:style-name="T1">int </text:span><text:span text:style-name="T2">numero[ ]=</text:span><text:span text:style-name="T1">new int</text:span><text:span text:style-name="T2">[</text:span><text:span text:style-name="T5">5</text:span><text:span text:style-name="T2">]</text:span><text:span text:style-name="T1">;</text:span><text:line-break/><text:span text:style-name="T1"> <text:s text:c="11"/>try</text:span><text:span text:style-name="T2">{</text:span><text:line-break/><text:span text:style-name="T2"> <text:s text:c="15"/>System.</text:span><text:span text:style-name="T6">out</text:span><text:span text:style-name="T2">.println(</text:span><text:span text:style-name="T8">"Accesando a una posicion fuera del vector"</text:span><text:span text:style-name="T2">)</text:span><text:span text:style-name="T1">;</text:span><text:line-break/><text:span text:style-name="T1"> <text:s text:c="15"/></text:span><text:span text:style-name="T2">numero[</text:span><text:span text:style-name="T5">7</text:span><text:span text:style-name="T2">]=</text:span><text:span text:style-name="T5">0</text:span><text:span text:style-name="T1">;</text:span><text:line-break/><text:span text:style-name="T1"> <text:s text:c="11"/></text:span><text:span text:style-name="T2">}</text:span><text:line-break/><text:span text:style-name="T2"> <text:s text:c="11"/></text:span><text:span text:style-name="T1">catch </text:span><text:span text:style-name="T2">(ArrayIndexOutOfBoundsException excep)</text:span><text:line-break/><text:span text:style-name="T2"> <text:s text:c="11"/>{</text:span><text:line-break/><text:span text:style-name="T2"> <text:s text:c="15"/>System.</text:span><text:span text:style-name="T6">out</text:span><text:span text:style-name="T2">.println (</text:span><text:span text:style-name="T8">"Ocurrio una excepcion"</text:span><text:span text:style-name="T2">)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span text:style-name="T2"> <text:s text:c="7"/></text:span><text:span text:style-name="T1">public static void </text:span><text:span text:style-name="T4">main </text:span><text:span text:style-name="T2">(String args[]){</text:span><text:line-break/><text:span text:style-name="T2"> <text:s text:c="11"/>EX2 objeto =</text:span><text:span text:style-name="T1">new </text:span><text:span text:style-name="T2">EX2()</text:span><text:span text:style-name="T1">;</text:span><text:line-break/><text:span text:style-name="T1"> <text:s text:c="11"/></text:span><text:span text:style-name="T2">objeto.miMetodo()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span text:style-name="T9">/* 1. ¿En que metodo se genera la exepcion?</text:span><text:line-break/><text:span text:style-name="T9">Se produde en mi metodo</text:span><text:line-break/><text:span text:style-name="T9">2. Que metodo la la captura</text:span><text:line-break/><text:span text:style-name="T9">ArrayIndexOutOfBoundsException</text:span><text:line-break/><text:span text:style-name="T9">3. ¿Vuelve el control del programa al main, después de la captura?</text:span><text:line-break/><text:span text:style-name="T9">YESSS</text:span><text:line-break/><text:span text:style-name="T9"> */</text:span></text:p>
      <text:p text:style-name="Standard"/>
      <text:p text:style-name="P2"><text:span text:style-name="T1">class </text:span><text:span text:style-name="T2">Excepcion3{</text:span><text:line-break/><text:span text:style-name="T2"> <text:s text:c="3"/></text:span><text:span text:style-name="T1">static void </text:span><text:span text:style-name="T4">divide</text:span><text:span text:style-name="T2">( ){</text:span><text:line-break/><text:span text:style-name="T2"> <text:s text:c="7"/></text:span><text:span text:style-name="T1">int </text:span><text:span text:style-name="T2">num[ ]={</text:span><text:span text:style-name="T5">4</text:span><text:span text:style-name="T1">,</text:span><text:span text:style-name="T5">8</text:span><text:span text:style-name="T1">,</text:span><text:span text:style-name="T5">16</text:span><text:span text:style-name="T1">,</text:span><text:span text:style-name="T5">32</text:span><text:span text:style-name="T1">,</text:span><text:span text:style-name="T5">64</text:span><text:span text:style-name="T1">,</text:span><text:span text:style-name="T5">128</text:span><text:span text:style-name="T1">,</text:span><text:span text:style-name="T5">256</text:span><text:span text:style-name="T2">}</text:span><text:span text:style-name="T1">;</text:span><text:line-break/><text:span text:style-name="T1"> <text:s text:c="7"/>int </text:span><text:span text:style-name="T2">den[ ]={</text:span><text:span text:style-name="T5">2</text:span><text:span text:style-name="T1">,</text:span><text:span text:style-name="T5">0</text:span><text:span text:style-name="T1">,</text:span><text:span text:style-name="T5">4</text:span><text:span text:style-name="T1">,</text:span><text:span text:style-name="T5">4</text:span><text:span text:style-name="T1">,</text:span><text:span text:style-name="T5">0</text:span><text:span text:style-name="T1">,</text:span><text:span text:style-name="T5">8</text:span><text:span text:style-name="T1">,</text:span><text:span text:style-name="T5">16</text:span><text:span text:style-name="T2">}</text:span><text:span text:style-name="T1">;</text:span><text:line-break/><text:span text:style-name="T1"> <text:s text:c="7"/>for </text:span><text:span text:style-name="T2">(</text:span><text:span text:style-name="T1">int </text:span><text:span text:style-name="T2">i=</text:span><text:span text:style-name="T5">0</text:span><text:span text:style-name="T1">;</text:span><text:span text:style-name="T2">i&lt;num.</text:span><text:span text:style-name="T7">length</text:span><text:span text:style-name="T1">;</text:span><text:span text:style-name="T2">i++){</text:span><text:line-break/><text:span text:style-name="T2"> <text:s text:c="11"/></text:span><text:span text:style-name="T1">try</text:span><text:span text:style-name="T2">{</text:span><text:line-break/><text:span text:style-name="T2"> <text:s text:c="15"/>System.</text:span><text:span text:style-name="T6">out</text:span><text:span text:style-name="T2">.println(num[i]+ </text:span><text:span text:style-name="T8">"/" </text:span><text:span text:style-name="T2">+ den[i]+</text:span><text:span text:style-name="T8">"=" </text:span><text:span text:style-name="T2">+ num[i]/den[i])</text:span><text:span text:style-name="T1">;</text:span><text:span text:style-name="T2">}</text:span><text:line-break/><text:span text:style-name="T2"> <text:s text:c="11"/></text:span><text:span text:style-name="T1">catch</text:span><text:span text:style-name="T2">(java.lang.ArithmeticException excepcion){</text:span><text:line-break/><text:line-break/><text:span text:style-name="T2"> <text:s text:c="15"/>System.</text:span><text:span text:style-name="T6">out</text:span><text:span text:style-name="T2">.println(</text:span><text:span text:style-name="T8">"Dividiendo por cero"</text:span><text:span text:style-name="T2">)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span text:style-name="T2"> <text:s text:c="3"/>}</text:span><text:line-break/><text:span text:style-name="T2"> <text:s text:c="3"/></text:span><text:span text:style-name="T1">public static void </text:span><text:span text:style-name="T4">main </text:span><text:span text:style-name="T2">(String args[]){</text:span><text:line-break/><text:span text:style-name="T2"> <text:s text:c="7"/>Excepcion3 ex = </text:span><text:span text:style-name="T1">new </text:span><text:span text:style-name="T2">Excepcion3()</text:span><text:span text:style-name="T1">;</text:span><text:line-break/><text:span text:style-name="T1"> <text:s text:c="7"/></text:span><text:span text:style-name="T2">ex.</text:span><text:span text:style-name="T3">divide</text:span><text:span text:style-name="T2">()</text:span><text:span text:style-name="T1">;</text:span><text:line-break/><text:span text:style-name="T1"> <text:s text:c="3"/></text:span><text:span text:style-name="T2">}</text:span><text:line-break/><text:span text:style-name="T2">}</text:span><text:line-break/><text:soft-page-break/><text:span text:style-name="T9">/*</text:span><text:line-break/><text:span text:style-name="T9">¿Qué ocurre después de que el programa responde a un error?</text:span><text:line-break/><text:span text:style-name="T9">Todavia continua el programa hasta que finaliza y sigue haciendo el bucle en este caso</text:span><text:line-break/><text:span text:style-name="T9"> */</text:span></text:p>
      <text:p text:style-name="Standard"/>
      <text:p text:style-name="P2"><text:span text:style-name="T1">public class </text:span><text:span text:style-name="T2">EX4 {</text:span><text:line-break/><text:span text:style-name="T2"> <text:s text:c="3"/></text:span><text:span text:style-name="T1">static void </text:span><text:span text:style-name="T4">divide</text:span><text:span text:style-name="T2">() {</text:span><text:line-break/><text:span text:style-name="T2"> <text:s text:c="7"/></text:span><text:span text:style-name="T1">int </text:span><text:span text:style-name="T2">num[] = {</text:span><text:span text:style-name="T5">4</text:span><text:span text:style-name="T1">, </text:span><text:span text:style-name="T5">8</text:span><text:span text:style-name="T1">, </text:span><text:span text:style-name="T5">16</text:span><text:span text:style-name="T1">, </text:span><text:span text:style-name="T5">32</text:span><text:span text:style-name="T1">, </text:span><text:span text:style-name="T5">64</text:span><text:span text:style-name="T1">, </text:span><text:span text:style-name="T5">128</text:span><text:span text:style-name="T1">, </text:span><text:span text:style-name="T5">256</text:span><text:span text:style-name="T2">}</text:span><text:span text:style-name="T1">;</text:span><text:line-break/><text:span text:style-name="T1"> <text:s text:c="7"/>int </text:span><text:span text:style-name="T2">den[] = {</text:span><text:span text:style-name="T5">2</text:span><text:span text:style-name="T1">, </text:span><text:span text:style-name="T5">0</text:span><text:span text:style-name="T1">, </text:span><text:span text:style-name="T5">4</text:span><text:span text:style-name="T1">, </text:span><text:span text:style-name="T5">4</text:span><text:span text:style-name="T1">, </text:span><text:span text:style-name="T5">0</text:span><text:span text:style-name="T1">, </text:span><text:span text:style-name="T5">8</text:span><text:span text:style-name="T2">}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5">0</text:span><text:span text:style-name="T1">; </text:span><text:span text:style-name="T2">i &lt; num.</text:span><text:span text:style-name="T7">length </text:span><text:span text:style-name="T2">+ </text:span><text:span text:style-name="T5">1</text:span><text:span text:style-name="T1">; </text:span><text:span text:style-name="T2">i++) {</text:span><text:line-break/><text:span text:style-name="T2"> <text:s text:c="11"/></text:span><text:span text:style-name="T1">try </text:span><text:span text:style-name="T2">{</text:span><text:line-break/><text:span text:style-name="T2"> <text:s text:c="15"/>System.</text:span><text:span text:style-name="T6">out</text:span><text:span text:style-name="T2">.println(num[i] + </text:span><text:span text:style-name="T8">"/" </text:span><text:span text:style-name="T2">+ den[i] + </text:span><text:span text:style-name="T8">"=" </text:span><text:span text:style-name="T2">+ num[i] / den[i])</text:span><text:span text:style-name="T1">;</text:span><text:line-break/><text:span text:style-name="T1"> <text:s text:c="11"/></text:span><text:span text:style-name="T2">}</text:span><text:line-break/><text:span text:style-name="T2"> <text:s text:c="11"/></text:span><text:span text:style-name="T1">catch</text:span><text:span text:style-name="T2">(java.lang.ArithmeticException excepcion){</text:span><text:line-break/><text:line-break/><text:span text:style-name="T2"> <text:s text:c="15"/>System.</text:span><text:span text:style-name="T6">out</text:span><text:span text:style-name="T2">.println(</text:span><text:span text:style-name="T8">"Dividiendo por cero"</text:span><text:span text:style-name="T2">)</text:span><text:span text:style-name="T1">;</text:span><text:line-break/><text:span text:style-name="T1"> <text:s text:c="11"/></text:span><text:span text:style-name="T2">}</text:span><text:line-break/><text:span text:style-name="T2"> <text:s text:c="11"/></text:span><text:span text:style-name="T1">catch</text:span><text:span text:style-name="T2">(Exception ex){</text:span><text:line-break/><text:line-break/><text:span text:style-name="T2"> <text:s text:c="15"/>System.</text:span><text:span text:style-name="T6">out</text:span><text:span text:style-name="T2">.println(</text:span><text:span text:style-name="T8">"Error"</text:span><text:span text:style-name="T2">)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span text:style-name="T2"> <text:s text:c="3"/>}</text:span><text:line-break/><text:span text:style-name="T2"> <text:s text:c="3"/></text:span><text:span text:style-name="T1">public static void </text:span><text:span text:style-name="T4">main </text:span><text:span text:style-name="T2">(String args[]){</text:span><text:line-break/><text:span text:style-name="T2"> <text:s text:c="7"/>EX4.</text:span><text:span text:style-name="T3">divide</text:span><text:span text:style-name="T2">()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8">"FIN"</text:span><text:span text:style-name="T2">)</text:span><text:span text:style-name="T1">;</text:span><text:line-break/><text:span text:style-name="T1"> <text:s text:c="3"/></text:span><text:span text:style-name="T2">}</text:span><text:line-break/><text:span text:style-name="T2">}</text:span><text:line-break/></text:p>
      <text:p text:style-name="Standard"/>
      <text:p text:style-name="P2"><text:span text:style-name="T1">public class </text:span><text:span text:style-name="T2">EX5 <text:s/>{</text:span><text:line-break/><text:line-break/><text:span text:style-name="T2"> <text:s text:c="3"/></text:span><text:span text:style-name="T1">public static void </text:span><text:span text:style-name="T4">main</text:span><text:span text:style-name="T2">(String args[]) {</text:span><text:line-break/><text:span text:style-name="T2"> <text:s text:c="7"/></text:span><text:span text:style-name="T1">int </text:span><text:span text:style-name="T2">num[] = {</text:span><text:span text:style-name="T5">4</text:span><text:span text:style-name="T1">, </text:span><text:span text:style-name="T5">8</text:span><text:span text:style-name="T1">, </text:span><text:span text:style-name="T5">16</text:span><text:span text:style-name="T1">, </text:span><text:span text:style-name="T5">32</text:span><text:span text:style-name="T1">, </text:span><text:span text:style-name="T5">64</text:span><text:span text:style-name="T1">, </text:span><text:span text:style-name="T5">128</text:span><text:span text:style-name="T1">, </text:span><text:span text:style-name="T5">256</text:span><text:span text:style-name="T1">, </text:span><text:span text:style-name="T5">512</text:span><text:span text:style-name="T2">}</text:span><text:span text:style-name="T1">;</text:span><text:line-break/><text:span text:style-name="T1"> <text:s text:c="7"/>int </text:span><text:span text:style-name="T2">den[] = {</text:span><text:span text:style-name="T5">2</text:span><text:span text:style-name="T1">, </text:span><text:span text:style-name="T5">0</text:span><text:span text:style-name="T1">, </text:span><text:span text:style-name="T5">4</text:span><text:span text:style-name="T1">, </text:span><text:span text:style-name="T5">4</text:span><text:span text:style-name="T1">, </text:span><text:span text:style-name="T5">0</text:span><text:span text:style-name="T1">, </text:span><text:span text:style-name="T5">8</text:span><text:span text:style-name="T2">}</text:span><text:span text:style-name="T1">;</text:span><text:line-break/><text:span text:style-name="T1"> <text:s text:c="7"/>for </text:span><text:span text:style-name="T2">(</text:span><text:span text:style-name="T1">int </text:span><text:span text:style-name="T2">i = </text:span><text:span text:style-name="T5">0</text:span><text:span text:style-name="T1">; </text:span><text:span text:style-name="T2">i &lt; num.</text:span><text:span text:style-name="T7">length</text:span><text:span text:style-name="T1">; </text:span><text:span text:style-name="T2">i++) {</text:span><text:line-break/><text:span text:style-name="T2"> <text:s text:c="11"/></text:span><text:span text:style-name="T1">try </text:span><text:span text:style-name="T2">{</text:span><text:line-break/><text:span text:style-name="T2"> <text:s text:c="15"/>System.</text:span><text:span text:style-name="T6">out</text:span><text:span text:style-name="T2">.println(num[i] + </text:span><text:span text:style-name="T8">"/" </text:span><text:span text:style-name="T2">+ den[i] + </text:span><text:span text:style-name="T8">"=" </text:span><text:span text:style-name="T2">+ num[i] / den[i])</text:span><text:span text:style-name="T1">;</text:span><text:line-break/><text:span text:style-name="T1"> <text:s text:c="11"/></text:span><text:span text:style-name="T2">}</text:span><text:span text:style-name="T1">catch</text:span><text:span text:style-name="T2">(ArrayIndexOutOfBoundsException excepcion){</text:span><text:line-break/><text:line-break/><text:span text:style-name="T2"> <text:s text:c="15"/>System.</text:span><text:span text:style-name="T6">out</text:span><text:span text:style-name="T2">.println(</text:span><text:span text:style-name="T8">"Error de array"</text:span><text:span text:style-name="T2">)</text:span><text:span text:style-name="T1">;</text:span><text:line-break/><text:span text:style-name="T1"> <text:s text:c="11"/></text:span><text:span text:style-name="T2">} </text:span><text:span text:style-name="T1">catch</text:span><text:span text:style-name="T2">(Exception ex){</text:span><text:line-break/><text:line-break/><text:span text:style-name="T2"> <text:s text:c="15"/>System.</text:span><text:span text:style-name="T6">out</text:span><text:span text:style-name="T2">.println(</text:span><text:span text:style-name="T8">"Error"</text:span><text:span text:style-name="T2">)</text:span><text:span text:style-name="T1">;</text:span><text:line-break/><text:span text:style-name="T1"> <text:s text:c="11"/></text:span><text:span text:style-name="T2">}</text:span><text:line-break/><text:span text:style-name="T2"> <text:s text:c="7"/>}</text:span><text:line-break/><text:span text:style-name="T2"> <text:s text:c="3"/>}</text:span><text:line-break/><text:span text:style-name="T2">}</text:span></text:p>
      <text:p text:style-name="Standard"/>
      <text:p text:style-name="P2"><text:span text:style-name="T1">public class </text:span><text:span text:style-name="T2">EX6 {</text:span><text:line-break/><text:span text:style-name="T2"> <text:s text:c="3"/></text:span><text:span text:style-name="T1">public static void </text:span><text:span text:style-name="T4">main</text:span><text:span text:style-name="T2">(String args[]) {</text:span><text:line-break/><text:span text:style-name="T2"> <text:s text:c="7"/></text:span><text:span text:style-name="T1">int </text:span><text:span text:style-name="T2">num[] = {</text:span><text:span text:style-name="T5">4</text:span><text:span text:style-name="T1">, </text:span><text:span text:style-name="T5">8</text:span><text:span text:style-name="T1">, </text:span><text:span text:style-name="T5">16</text:span><text:span text:style-name="T1">, </text:span><text:span text:style-name="T5">32</text:span><text:span text:style-name="T1">, </text:span><text:span text:style-name="T5">64</text:span><text:span text:style-name="T1">, </text:span><text:span text:style-name="T5">128</text:span><text:span text:style-name="T1">, </text:span><text:span text:style-name="T5">256</text:span><text:span text:style-name="T1">, </text:span><text:span text:style-name="T5">512</text:span><text:span text:style-name="T2">}</text:span><text:span text:style-name="T1">;</text:span><text:line-break/><text:span text:style-name="T1"> <text:s text:c="7"/>int </text:span><text:span text:style-name="T2">den[] = {</text:span><text:span text:style-name="T5">2</text:span><text:span text:style-name="T1">, </text:span><text:span text:style-name="T5">0</text:span><text:span text:style-name="T1">, </text:span><text:span text:style-name="T5">4</text:span><text:span text:style-name="T1">, </text:span><text:span text:style-name="T5">4</text:span><text:span text:style-name="T1">, </text:span><text:span text:style-name="T5">0</text:span><text:span text:style-name="T1">, </text:span><text:span text:style-name="T5">8</text:span><text:span text:style-name="T1">, </text:span><text:span text:style-name="T5">12</text:span><text:span text:style-name="T1">, </text:span><text:span text:style-name="T5">13</text:span><text:span text:style-name="T1">, </text:span><text:span text:style-name="T5">2</text:span><text:span text:style-name="T2">}</text:span><text:span text:style-name="T1">;</text:span><text:line-break/><text:span text:style-name="T1"> <text:s text:c="7"/>try </text:span><text:span text:style-name="T2">{</text:span><text:line-break/><text:span text:style-name="T2"> <text:s text:c="11"/></text:span><text:span text:style-name="T1">for </text:span><text:span text:style-name="T2">(</text:span><text:span text:style-name="T1">int </text:span><text:span text:style-name="T2">i = </text:span><text:span text:style-name="T5">0</text:span><text:span text:style-name="T1">; </text:span><text:span text:style-name="T2">i &lt; num.</text:span><text:span text:style-name="T7">length</text:span><text:span text:style-name="T1">; </text:span><text:span text:style-name="T2">i++) {</text:span><text:line-break/><text:span text:style-name="T2"> <text:s text:c="15"/></text:span><text:span text:style-name="T1">try </text:span><text:span text:style-name="T9">//try interno</text:span><text:line-break/><text:soft-page-break/><text:span text:style-name="T9"> <text:s text:c="15"/></text:span><text:span text:style-name="T2">{</text:span><text:line-break/><text:span text:style-name="T2"> <text:s text:c="19"/>System.</text:span><text:span text:style-name="T6">out</text:span><text:span text:style-name="T2">.println(num[i] + </text:span><text:span text:style-name="T8">"/" </text:span><text:span text:style-name="T2">+ den[i] + </text:span><text:span text:style-name="T8">"=" </text:span><text:span text:style-name="T2">+ num[i] / den[i])</text:span><text:span text:style-name="T1">;</text:span><text:line-break/><text:span text:style-name="T1"> <text:s text:c="15"/></text:span><text:span text:style-name="T2">} </text:span><text:span text:style-name="T1">catch </text:span><text:span text:style-name="T2">(ArithmeticException Excep) {</text:span><text:line-break/><text:span text:style-name="T2"> <text:s text:c="19"/>System.</text:span><text:span text:style-name="T6">out</text:span><text:span text:style-name="T2">.println(</text:span><text:span text:style-name="T8">"División por cero " </text:span><text:span text:style-name="T2">+ i)</text:span><text:span text:style-name="T1">;</text:span><text:line-break/><text:span text:style-name="T1"> <text:s text:c="15"/></text:span><text:span text:style-name="T2">}</text:span><text:line-break/><text:span text:style-name="T2"> <text:s text:c="11"/>}</text:span><text:line-break/><text:span text:style-name="T2"> <text:s text:c="7"/>} </text:span><text:span text:style-name="T9">//try externo</text:span><text:line-break/><text:span text:style-name="T9"> <text:s text:c="7"/></text:span><text:span text:style-name="T1">catch </text:span><text:span text:style-name="T2">(Throwable Excep) {</text:span><text:line-break/><text:span text:style-name="T2"> <text:s text:c="11"/>System.</text:span><text:span text:style-name="T6">out</text:span><text:span text:style-name="T2">.println(</text:span><text:span text:style-name="T8">"Ocurrio una excepcion fatal "</text:span><text:span text:style-name="T2">)</text:span><text:span text:style-name="T1">;</text:span><text:line-break/><text:span text:style-name="T1"> <text:s text:c="7"/></text:span><text:span text:style-name="T2">}</text:span><text:line-break/><text:span text:style-name="T2"> <text:s text:c="7"/>System.</text:span><text:span text:style-name="T6">out</text:span><text:span text:style-name="T2">.println(</text:span><text:span text:style-name="T8">"El programa continua aqui"</text:span><text:span text:style-name="T2">)</text:span><text:span text:style-name="T1">;</text:span><text:line-break/><text:span text:style-name="T1"> <text:s text:c="3"/></text:span><text:span text:style-name="T2">}</text:span><text:line-break/><text:span text:style-name="T2">}</text:span></text:p>
      <text:p text:style-name="Standard"/>
      <text:p text:style-name="P2"><text:span text:style-name="T1">public class </text:span><text:span text:style-name="T2">EX7 {</text:span><text:line-break/><text:span text:style-name="T2"> <text:s text:c="3"/></text:span><text:span text:style-name="T1">public static void </text:span><text:span text:style-name="T4">generaExcepcion</text:span><text:span text:style-name="T2">(</text:span><text:span text:style-name="T1">int </text:span><text:span text:style-name="T2">i) {</text:span><text:line-break/><text:span text:style-name="T2"> <text:s text:c="7"/></text:span><text:span text:style-name="T1">int </text:span><text:span text:style-name="T2">t</text:span><text:span text:style-name="T1">;</text:span><text:line-break/><text:span text:style-name="T1"> <text:s text:c="7"/>int </text:span><text:span text:style-name="T2">num[] = {</text:span><text:span text:style-name="T5">2</text:span><text:span text:style-name="T1">, </text:span><text:span text:style-name="T5">4</text:span><text:span text:style-name="T1">, </text:span><text:span text:style-name="T5">6</text:span><text:span text:style-name="T2">}</text:span><text:span text:style-name="T1">;</text:span><text:line-break/><text:span text:style-name="T1"> <text:s text:c="7"/></text:span><text:span text:style-name="T2">System.</text:span><text:span text:style-name="T6">out</text:span><text:span text:style-name="T2">.println(</text:span><text:span text:style-name="T8">"Recibiendo " </text:span><text:span text:style-name="T2">+ i)</text:span><text:span text:style-name="T1">;</text:span><text:line-break/><text:span text:style-name="T1"> <text:s text:c="7"/>try </text:span><text:span text:style-name="T2">{</text:span><text:line-break/><text:span text:style-name="T2"> <text:s text:c="11"/></text:span><text:span text:style-name="T1">switch </text:span><text:span text:style-name="T2">(i) {</text:span><text:line-break/><text:span text:style-name="T2"> <text:s text:c="15"/></text:span><text:span text:style-name="T1">case </text:span><text:span text:style-name="T5">0</text:span><text:span text:style-name="T2">:</text:span><text:line-break/><text:span text:style-name="T2"> <text:s text:c="19"/>t = </text:span><text:span text:style-name="T5">10 </text:span><text:span text:style-name="T2">/ i</text:span><text:span text:style-name="T1">; </text:span><text:span text:style-name="T9">//division por cero</text:span><text:line-break/><text:span text:style-name="T9"> <text:s text:c="19"/></text:span><text:span text:style-name="T1">break;</text:span><text:line-break/><text:span text:style-name="T1"> <text:s text:c="15"/>case </text:span><text:span text:style-name="T5">1</text:span><text:span text:style-name="T2">:</text:span><text:line-break/><text:span text:style-name="T2"> <text:s text:c="19"/>num[</text:span><text:span text:style-name="T5">4</text:span><text:span text:style-name="T2">] = </text:span><text:span text:style-name="T5">4</text:span><text:span text:style-name="T1">; </text:span><text:span text:style-name="T9">//genera un error</text:span><text:line-break/><text:span text:style-name="T9"> <text:s text:c="19"/></text:span><text:span text:style-name="T1">break;</text:span><text:line-break/><text:span text:style-name="T1"> <text:s text:c="15"/>case </text:span><text:span text:style-name="T5">2</text:span><text:span text:style-name="T2">:</text:span><text:line-break/><text:span text:style-name="T2"> <text:s text:c="19"/></text:span><text:span text:style-name="T1">return;</text:span><text:line-break/><text:span text:style-name="T1"> <text:s text:c="11"/></text:span><text:span text:style-name="T2">}</text:span><text:line-break/><text:span text:style-name="T2"> <text:s text:c="7"/>}</text:span><text:span text:style-name="T1">catch </text:span><text:span text:style-name="T2">(ArithmeticException Excep) {</text:span><text:line-break/><text:span text:style-name="T2"> <text:s text:c="11"/>System.</text:span><text:span text:style-name="T6">out</text:span><text:span text:style-name="T2">.println(</text:span><text:span text:style-name="T8">"División por cero " </text:span><text:span text:style-name="T2">+ i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catch</text:span><text:span text:style-name="T2">(ArrayIndexOutOfBoundsException excepcion){</text:span><text:line-break/><text:line-break/><text:span text:style-name="T2"> <text:s text:c="11"/>System.</text:span><text:span text:style-name="T6">out</text:span><text:span text:style-name="T2">.println(</text:span><text:span text:style-name="T8">"Error de array"</text:span><text:span text:style-name="T2">)</text:span><text:span text:style-name="T1">;</text:span><text:line-break/><text:span text:style-name="T1"> <text:s text:c="7"/></text:span><text:span text:style-name="T2">}</text:span><text:line-break/><text:span text:style-name="T2"> <text:s text:c="7"/></text:span><text:span text:style-name="T1">catch </text:span><text:span text:style-name="T2">(Exception e) {</text:span><text:line-break/><text:span text:style-name="T2"> <text:s text:c="11"/>System.</text:span><text:span text:style-name="T6">out</text:span><text:span text:style-name="T2">.println(</text:span><text:span text:style-name="T8">"No validp"</text:span><text:span text:style-name="T2">)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span text:style-name="T2"> <text:s text:c="7"/></text:span><text:span text:style-name="T1">public static void </text:span><text:span text:style-name="T4">main </text:span><text:span text:style-name="T2">(String args[]){</text:span><text:line-break/><text:span text:style-name="T2"> <text:s text:c="11"/>EX7.</text:span><text:span text:style-name="T3">generaExcepcion</text:span><text:span text:style-name="T2">(</text:span><text:span text:style-name="T5">0</text:span><text:span text:style-name="T2">)</text:span><text:span text:style-name="T1">;</text:span><text:line-break/><text:span text:style-name="T1"> <text:s text:c="11"/></text:span><text:span text:style-name="T2">System.</text:span><text:span text:style-name="T6">out</text:span><text:span text:style-name="T2">.println(</text:span><text:span text:style-name="T8">"FIN"</text:span><text:span text:style-name="T2">)</text:span><text:span text:style-name="T1">;</text:span><text:line-break/><text:span text:style-name="T1"> <text:s text:c="7"/></text:span><text:span text:style-name="T2">}</text:span><text:line-break/><text:span text:style-name="T2">}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88faa" officeooo:paragraph-rsid="00188faa"/>
    </style:style>
    <style:style style:name="MT1" style:family="text">
      <style:text-properties officeooo:rsid="001a42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Perera Jiménez <text:s text:c="21"/>2CFGS DAM <text:s text:c="11"/><text:span text:style-name="MT1">25/11/2020</text:span></text:p>
      </style:header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5T13:44:00.091000000</meta:creation-date>
    <dc:date>2020-11-25T13:52:46.745000000</dc:date>
    <meta:editing-duration>PT8M46S</meta:editing-duration>
    <meta:editing-cycles>3</meta:editing-cycles>
    <meta:generator>LibreOffice/6.3.3.2$Windows_X86_64 LibreOffice_project/a64200df03143b798afd1ec74a12ab50359878ed</meta:generator>
    <meta:document-statistic meta:table-count="0" meta:image-count="0" meta:object-count="0" meta:page-count="3" meta:paragraph-count="9" meta:word-count="506" meta:character-count="4588" meta:non-whitespace-character-count="2772"/>
  </office:meta>
</office:document-meta>
</file>